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429in"/>
    </style:style>
    <style:style style:name="co3" style:family="table-column">
      <style:table-column-properties fo:break-before="auto" style:column-width="0.5819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 fo:border="0.06pt solid #000000"/>
    </style:style>
    <style:style style:name="ce7" style:family="table-cell" style:parent-style-name="Default" style:data-style-name="N122">
      <style:table-cell-properties fo:background-color="#e6e6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1">
      <style:table-cell-properties fo:background-color="#e6e6ff" fo:border="0.06pt solid #000000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 style:data-style-name="N122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1">
      <style:table-cell-properties fo:background-color="transparent" fo:border="0.06pt solid #0000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row table:style-name="ro2">
          <table:table-cell table:style-name="ce1"/>
          <table:table-cell table:style-name="ce4" office:value-type="string" table:number-columns-spanned="2" table:number-rows-spanned="1">
            <text:p>ripple_066</text:p>
          </table:table-cell>
          <table:covered-table-cell table:style-name="ce5"/>
          <table:table-cell table:style-name="ce9" office:value-type="string" table:number-columns-spanned="2" table:number-rows-spanned="1">
            <text:p>ripple_147</text:p>
          </table:table-cell>
          <table:covered-table-cell table:style-name="ce10"/>
          <table:table-cell table:style-name="ce4" office:value-type="string" table:number-columns-spanned="2" table:number-rows-spanned="1">
            <text:p>ripple_158</text:p>
          </table:table-cell>
          <table:covered-table-cell table:style-name="ce5"/>
          <table:table-cell table:style-name="ce9" office:value-type="string" table:number-columns-spanned="2" table:number-rows-spanned="1">
            <text:p>ripple_186</text:p>
          </table:table-cell>
          <table:covered-table-cell table:style-name="ce10"/>
          <table:table-cell table:number-columns-repeated="3"/>
          <table:table-cell table:style-name="ce14" office:value-type="string">
            <text:p>file</text:p>
          </table:table-cell>
          <table:table-cell/>
          <table:table-cell table:style-name="ce14" office:value-type="string">
            <text:p>beam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</table:table-row>
        <table:table-row table:style-name="ro2">
          <table:table-cell table:style-name="ce1"/>
          <table:table-cell table:style-name="ce4" office:value-type="string">
            <text:p>D</text:p>
          </table:table-cell>
          <table:table-cell table:style-name="ce5" office:value-type="float" office:value="59.2">
            <text:p>59.2</text:p>
          </table:table-cell>
          <table:table-cell table:style-name="ce9" office:value-type="string">
            <text:p>D</text:p>
          </table:table-cell>
          <table:table-cell table:style-name="ce10" office:value-type="float" office:value="64.1">
            <text:p>64.1</text:p>
          </table:table-cell>
          <table:table-cell table:style-name="ce4" office:value-type="string">
            <text:p>D</text:p>
          </table:table-cell>
          <table:table-cell table:style-name="ce5" office:value-type="float" office:value="61.5">
            <text:p>61.5</text:p>
          </table:table-cell>
          <table:table-cell table:style-name="ce9" office:value-type="string">
            <text:p>D</text:p>
          </table:table-cell>
          <table:table-cell table:style-name="ce10" office:value-type="float" office:value="60.1">
            <text:p>60.1</text:p>
          </table:table-cell>
          <table:table-cell table:number-columns-repeated="3"/>
          <table:table-cell table:style-name="ce14"/>
          <table:table-cell/>
          <table:table-cell table:style-name="ce14" table:number-columns-repeated="7"/>
        </table:table-row>
        <table:table-row table:style-name="ro2">
          <table:table-cell table:style-name="ce1"/>
          <table:table-cell table:style-name="ce4" office:value-type="string">
            <text:p>lambda_r</text:p>
          </table:table-cell>
          <table:table-cell table:style-name="ce5" office:value-type="float" office:value="140.2">
            <text:p>140.2</text:p>
          </table:table-cell>
          <table:table-cell table:style-name="ce9" office:value-type="string">
            <text:p>lambda_r</text:p>
          </table:table-cell>
          <table:table-cell table:style-name="ce10" office:value-type="float" office:value="134.8">
            <text:p>134.8</text:p>
          </table:table-cell>
          <table:table-cell table:style-name="ce4" office:value-type="string">
            <text:p>lambda_r</text:p>
          </table:table-cell>
          <table:table-cell table:style-name="ce5" office:value-type="float" office:value="135.1">
            <text:p>135.1</text:p>
          </table:table-cell>
          <table:table-cell table:style-name="ce9" office:value-type="string">
            <text:p>lambda_r</text:p>
          </table:table-cell>
          <table:table-cell table:style-name="ce10" office:value-type="float" office:value="135.2">
            <text:p>135.2</text:p>
          </table:table-cell>
          <table:table-cell table:number-columns-repeated="3"/>
          <table:table-cell table:style-name="ce14"/>
          <table:table-cell/>
          <table:table-cell table:style-name="ce14" table:number-columns-repeated="7"/>
        </table:table-row>
        <table:table-row table:style-name="ro2">
          <table:table-cell table:style-name="ce1"/>
          <table:table-cell table:style-name="ce4" office:value-type="string">
            <text:p>gamma</text:p>
          </table:table-cell>
          <table:table-cell table:style-name="ce5" table:formula="of:=DEGREES(ATAN(([.C20]-[.C$19])/([.C12]-[.C$11])))+90" office:value-type="float" office:value="97.7563218941974">
            <text:p>97.7563218942</text:p>
          </table:table-cell>
          <table:table-cell table:style-name="ce9" office:value-type="string">
            <text:p>gamma</text:p>
          </table:table-cell>
          <table:table-cell table:style-name="ce10" table:formula="of:=DEGREES(ATAN(([.E20]-[.E$19])/([.E12]-[.E$11])))+90" office:value-type="float" office:value="92.6620298688476">
            <text:p>92.6620298688</text:p>
          </table:table-cell>
          <table:table-cell table:style-name="ce4" office:value-type="string">
            <text:p>gamma</text:p>
          </table:table-cell>
          <table:table-cell table:style-name="ce5" table:formula="of:=DEGREES(ATAN(([.G20]-[.G$19])/([.G12]-[.G$11])))+90" office:value-type="float" office:value="96.4634759525506">
            <text:p>96.4634759526</text:p>
          </table:table-cell>
          <table:table-cell table:style-name="ce9" office:value-type="string">
            <text:p>gamma</text:p>
          </table:table-cell>
          <table:table-cell table:style-name="ce10" table:formula="of:=DEGREES(ATAN(([.I20]-[.I$19])/([.I12]-[.I$11])))+90" office:value-type="float" office:value="97.7054456395934">
            <text:p>97.7054456396</text:p>
          </table:table-cell>
          <table:table-cell table:number-columns-repeated="3"/>
          <table:table-cell table:style-name="ce14"/>
          <table:table-cell/>
          <table:table-cell table:style-name="ce14" table:number-columns-repeated="7"/>
        </table:table-row>
        <table:table-row table:style-name="ro2">
          <table:table-cell table:style-name="ce1"/>
          <table:table-cell table:style-name="ce4" office:value-type="string">
            <text:p>gamma</text:p>
          </table:table-cell>
          <table:table-cell table:style-name="ce5" table:formula="of:=DEGREES(ATAN(([.C21]-[.C$19])/([.C13]-[.C$11])))+90" office:value-type="float" office:value="98.4869898169033">
            <text:p>98.4869898169</text:p>
          </table:table-cell>
          <table:table-cell table:style-name="ce9" office:value-type="string">
            <text:p>gamma</text:p>
          </table:table-cell>
          <table:table-cell table:style-name="ce12" table:formula="of:=DEGREES(ATAN(([.E21]-[.E$19])/([.E13]-[.E$11])))+90" office:value-type="float" office:value="93.2138086799355">
            <text:p>93.2</text:p>
          </table:table-cell>
          <table:table-cell table:style-name="ce4"/>
          <table:table-cell table:style-name="ce5" table:formula="of:=DEGREES(ATAN(([.G21]-[.G$19])/([.G13]-[.G$11])))+90" office:value-type="float" office:value="96.4333047108036">
            <text:p>96.4333047108</text:p>
          </table:table-cell>
          <table:table-cell table:style-name="ce9"/>
          <table:table-cell table:style-name="ce10" table:formula="of:=DEGREES(ATAN(([.I21]-[.I$19])/([.I13]-[.I$11])))+90" office:value-type="float" office:value="97.7296900345521">
            <text:p>97.7296900346</text:p>
          </table:table-cell>
          <table:table-cell table:number-columns-repeated="3"/>
          <table:table-cell table:style-name="ce14"/>
          <table:table-cell/>
          <table:table-cell table:style-name="ce14" table:number-columns-repeated="7"/>
        </table:table-row>
        <table:table-row table:style-name="ro2">
          <table:table-cell table:style-name="ce1"/>
          <table:table-cell table:style-name="ce4" office:value-type="string">
            <text:p>gamma</text:p>
          </table:table-cell>
          <table:table-cell table:style-name="ce5" table:formula="of:=DEGREES(ATAN(([.C22]-[.C$19])/([.C14]-[.C$11])))+90" office:value-type="float" office:value="98.3980933353136">
            <text:p>98.3980933353</text:p>
          </table:table-cell>
          <table:table-cell table:style-name="ce9"/>
          <table:table-cell table:style-name="ce10"/>
          <table:table-cell table:style-name="ce4"/>
          <table:table-cell table:style-name="ce5"/>
          <table:table-cell table:style-name="ce9"/>
          <table:table-cell table:style-name="ce10"/>
          <table:table-cell table:number-columns-repeated="3"/>
          <table:table-cell table:style-name="ce14"/>
          <table:table-cell/>
          <table:table-cell table:style-name="ce14" table:number-columns-repeated="7"/>
        </table:table-row>
        <table:table-row table:style-name="ro2">
          <table:table-cell table:style-name="ce1"/>
          <table:table-cell table:style-name="ce4" office:value-type="string">
            <text:p>gamma</text:p>
          </table:table-cell>
          <table:table-cell table:style-name="ce7" table:formula="of:=DEGREES(ATAN(([.C23]-[.C$19])/([.C15]-[.C$11])))+90" office:value-type="float" office:value="98.681328867604">
            <text:p>98.7</text:p>
          </table:table-cell>
          <table:table-cell table:style-name="ce9"/>
          <table:table-cell table:style-name="ce10"/>
          <table:table-cell table:style-name="ce4"/>
          <table:table-cell table:style-name="ce5" table:formula="of:=DEGREES(ATAN(([.G23]-[.G$19])/([.G15]-[.G$11])))+90" office:value-type="float" office:value="96.7922814387368">
            <text:p>96.7922814387</text:p>
          </table:table-cell>
          <table:table-cell table:style-name="ce9"/>
          <table:table-cell table:style-name="ce10" table:formula="of:=DEGREES(ATAN(([.I23]-[.I$19])/([.I15]-[.I$11])))+90" office:value-type="float" office:value="97.7407672288189">
            <text:p>97.7407672288</text:p>
          </table:table-cell>
          <table:table-cell table:number-columns-repeated="3"/>
          <table:table-cell table:style-name="ce14"/>
          <table:table-cell/>
          <table:table-cell table:style-name="ce14" table:number-columns-repeated="7"/>
        </table:table-row>
        <table:table-row table:style-name="ro2">
          <table:table-cell table:style-name="ce1"/>
          <table:table-cell table:style-name="ce4"/>
          <table:table-cell table:style-name="ce5"/>
          <table:table-cell table:style-name="ce9"/>
          <table:table-cell table:style-name="ce10"/>
          <table:table-cell table:style-name="ce4"/>
          <table:table-cell table:style-name="ce7" table:formula="of:=DEGREES(ATAN(([.G24]-[.G$19])/([.G16]-[.G$11])))+90" office:value-type="float" office:value="96.7137080100429">
            <text:p>96.7</text:p>
          </table:table-cell>
          <table:table-cell table:style-name="ce9"/>
          <table:table-cell table:style-name="ce12" table:formula="of:=DEGREES(ATAN(([.I24]-[.I$19])/([.I16]-[.I$11])))+90" office:value-type="float" office:value="97.7430731167339">
            <text:p>97.7</text:p>
          </table:table-cell>
          <table:table-cell table:number-columns-repeated="3"/>
          <table:table-cell table:style-name="ce14"/>
          <table:table-cell/>
          <table:table-cell table:style-name="ce14" table:number-columns-repeated="7"/>
        </table:table-row>
        <table:table-row table:style-name="ro3">
          <table:table-cell table:style-name="ce1"/>
          <table:table-cell table:style-name="ce5" office:value-type="string">
            <text:p>px</text:p>
          </table:table-cell>
          <table:table-cell table:style-name="ce5" office:value-type="string">
            <text:p>qx</text:p>
          </table:table-cell>
          <table:table-cell table:style-name="ce10" office:value-type="string">
            <text:p>px</text:p>
          </table:table-cell>
          <table:table-cell table:style-name="ce10" office:value-type="string">
            <text:p>qx</text:p>
          </table:table-cell>
          <table:table-cell table:style-name="ce5" office:value-type="string">
            <text:p>px</text:p>
          </table:table-cell>
          <table:table-cell table:style-name="ce5" office:value-type="string">
            <text:p>qx</text:p>
          </table:table-cell>
          <table:table-cell table:style-name="ce10" office:value-type="string">
            <text:p>px</text:p>
          </table:table-cell>
          <table:table-cell table:style-name="ce10" office:value-type="string">
            <text:p>qx</text:p>
          </table:table-cell>
          <table:table-cell table:number-columns-repeated="3"/>
          <table:table-cell table:style-name="ce14" office:value-type="string">
            <text:p>dmpc6_079</text:p>
          </table:table-cell>
          <table:table-cell table:style-name="ce15" office:value-type="string">
            <text:p>x</text:p>
          </table:table-cell>
          <table:table-cell office:value-type="float" office:value="519">
            <text:p>519</text:p>
          </table:table-cell>
          <table:table-cell office:value-type="float" office:value="424">
            <text:p>424</text:p>
          </table:table-cell>
          <table:table-cell office:value-type="float" office:value="470.5">
            <text:p>470.5</text:p>
          </table:table-cell>
          <table:table-cell office:value-type="float" office:value="516.7">
            <text:p>516.7</text:p>
          </table:table-cell>
          <table:table-cell office:value-type="float" office:value="563.2">
            <text:p>563.2</text:p>
          </table:table-cell>
          <table:table-cell office:value-type="float" office:value="609.2">
            <text:p>609.2</text:p>
          </table:table-cell>
          <table:table-cell/>
        </table:table-row>
        <table:table-row table:style-name="ro2">
          <table:table-cell table:style-name="ce2" office:value-type="string">
            <text:p>beam</text:p>
          </table:table-cell>
          <table:table-cell table:style-name="ce6" office:value-type="float" office:value="519">
            <text:p>519</text:p>
          </table:table-cell>
          <table:table-cell table:style-name="ce6"/>
          <table:table-cell table:style-name="ce11" office:value-type="float" office:value="520">
            <text:p>520</text:p>
          </table:table-cell>
          <table:table-cell table:style-name="ce11"/>
          <table:table-cell table:style-name="ce6" office:value-type="float" office:value="520">
            <text:p>520</text:p>
          </table:table-cell>
          <table:table-cell table:style-name="ce6"/>
          <table:table-cell table:style-name="ce11" office:value-type="float" office:value="520">
            <text:p>520</text:p>
          </table:table-cell>
          <table:table-cell table:style-name="ce11"/>
          <table:table-cell table:number-columns-repeated="4"/>
          <table:table-cell table:style-name="ce15" office:value-type="string">
            <text:p>y</text:p>
          </table:table-cell>
          <table:table-cell office:value-type="float" office:value="101">
            <text:p>101</text:p>
          </table:table-cell>
          <table:table-cell office:value-type="float" office:value="381">
            <text:p>381</text:p>
          </table:table-cell>
          <table:table-cell office:value-type="float" office:value="387">
            <text:p>387</text:p>
          </table:table-cell>
          <table:table-cell office:value-type="float" office:value="392">
            <text:p>392</text:p>
          </table:table-cell>
          <table:table-cell office:value-type="float" office:value="398">
            <text:p>398</text:p>
          </table:table-cell>
          <table:table-cell office:value-type="float" office:value="403.5">
            <text:p>403.5</text:p>
          </table:table-cell>
          <table:table-cell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6" office:value-type="float" office:value="432">
            <text:p>432</text:p>
          </table:table-cell>
          <table:table-cell table:style-name="ce8" table:formula="of:=4*PI()*SIN(0.5*ATAN(([.B11]-[.B$10])*0.07113/359.3))/1.175" office:value-type="float" office:value="-0.0920891663579456">
            <text:p>-0.0921</text:p>
          </table:table-cell>
          <table:table-cell table:style-name="ce11" office:value-type="float" office:value="431">
            <text:p>431</text:p>
          </table:table-cell>
          <table:table-cell table:style-name="ce13" table:formula="of:=4*PI()*SIN(0.5*ATAN(([.D11]-[.D$10])*0.07113/359.3))/1.175" office:value-type="float" office:value="-0.0942056714709771">
            <text:p>-0.0942</text:p>
          </table:table-cell>
          <table:table-cell table:style-name="ce6" office:value-type="float" office:value="431.4">
            <text:p>431.4</text:p>
          </table:table-cell>
          <table:table-cell table:style-name="ce8" table:formula="of:=4*PI()*SIN(0.5*ATAN(([.F11]-[.F$10])*0.07113/359.3))/1.175" office:value-type="float" office:value="-0.0937823730813343">
            <text:p>-0.0938</text:p>
          </table:table-cell>
          <table:table-cell table:style-name="ce11" office:value-type="float" office:value="431.7">
            <text:p>431.7</text:p>
          </table:table-cell>
          <table:table-cell table:style-name="ce13" table:formula="of:=4*PI()*SIN(0.5*ATAN(([.H11]-[.H$10])*0.07113/359.3))/1.175" office:value-type="float" office:value="-0.093464898420922">
            <text:p>-0.0935</text:p>
          </table:table-cell>
          <table:table-cell table:number-columns-repeated="12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6" office:value-type="float" office:value="476">
            <text:p>476</text:p>
          </table:table-cell>
          <table:table-cell table:style-name="ce8" table:formula="of:=4*PI()*SIN(0.5*ATAN(([.B12]-[.B$10])*0.07113/359.3))/1.175" office:value-type="float" office:value="-0.045519160885446">
            <text:p>-0.0455</text:p>
          </table:table-cell>
          <table:table-cell table:style-name="ce11" office:value-type="float" office:value="474">
            <text:p>474</text:p>
          </table:table-cell>
          <table:table-cell table:style-name="ce13" table:formula="of:=4*PI()*SIN(0.5*ATAN(([.D12]-[.D$10])*0.07113/359.3))/1.175" office:value-type="float" office:value="-0.0486947252291163">
            <text:p>-0.0487</text:p>
          </table:table-cell>
          <table:table-cell table:style-name="ce6" office:value-type="float" office:value="475.5">
            <text:p>475.5</text:p>
          </table:table-cell>
          <table:table-cell table:style-name="ce8" table:formula="of:=4*PI()*SIN(0.5*ATAN(([.F12]-[.F$10])*0.07113/359.3))/1.175" office:value-type="float" office:value="-0.0471069477298018">
            <text:p>-0.0471</text:p>
          </table:table-cell>
          <table:table-cell table:style-name="ce11" office:value-type="float" office:value="476">
            <text:p>476</text:p>
          </table:table-cell>
          <table:table-cell table:style-name="ce13" table:formula="of:=4*PI()*SIN(0.5*ATAN(([.H12]-[.H$10])*0.07113/359.3))/1.175" office:value-type="float" office:value="-0.0465776864711373">
            <text:p>-0.0466</text:p>
          </table:table-cell>
          <table:table-cell table:number-columns-repeated="12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6" office:value-type="float" office:value="519">
            <text:p>519</text:p>
          </table:table-cell>
          <table:table-cell table:style-name="ce8" table:formula="of:=4*PI()*SIN(0.5*ATAN(([.B13]-[.B$10])*0.07113/359.3))/1.175" office:value-type="float" office:value="0">
            <text:p>0.0000</text:p>
          </table:table-cell>
          <table:table-cell table:style-name="ce11" office:value-type="float" office:value="520">
            <text:p>520</text:p>
          </table:table-cell>
          <table:table-cell table:style-name="ce13" table:formula="of:=4*PI()*SIN(0.5*ATAN(([.D13]-[.D$10])*0.07113/359.3))/1.175" office:value-type="float" office:value="0">
            <text:p>0.0000</text:p>
          </table:table-cell>
          <table:table-cell table:style-name="ce6" office:value-type="float" office:value="520">
            <text:p>520</text:p>
          </table:table-cell>
          <table:table-cell table:style-name="ce8" table:formula="of:=4*PI()*SIN(0.5*ATAN(([.F13]-[.F$10])*0.07113/359.3))/1.175" office:value-type="float" office:value="0">
            <text:p>0.0000</text:p>
          </table:table-cell>
          <table:table-cell table:style-name="ce11" office:value-type="float" office:value="520">
            <text:p>520</text:p>
          </table:table-cell>
          <table:table-cell table:style-name="ce13" table:formula="of:=4*PI()*SIN(0.5*ATAN(([.H13]-[.H$10])*0.07113/359.3))/1.175" office:value-type="float" office:value="0">
            <text:p>0.0000</text:p>
          </table:table-cell>
          <table:table-cell table:number-columns-repeated="12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6" office:value-type="float" office:value="560.5">
            <text:p>560.5</text:p>
          </table:table-cell>
          <table:table-cell table:style-name="ce8" table:formula="of:=4*PI()*SIN(0.5*ATAN(([.B14]-[.B$10])*0.07113/359.3))/1.175" office:value-type="float" office:value="0.0439313650109503">
            <text:p>0.0439</text:p>
          </table:table-cell>
          <table:table-cell table:style-name="ce11"/>
          <table:table-cell table:style-name="ce13"/>
          <table:table-cell table:style-name="ce6"/>
          <table:table-cell table:style-name="ce8"/>
          <table:table-cell table:style-name="ce11"/>
          <table:table-cell table:style-name="ce13"/>
          <table:table-cell table:number-columns-repeated="12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6" office:value-type="float" office:value="602">
            <text:p>602</text:p>
          </table:table-cell>
          <table:table-cell table:style-name="ce8" table:formula="of:=4*PI()*SIN(0.5*ATAN(([.B15]-[.B$10])*0.07113/359.3))/1.175" office:value-type="float" office:value="0.0878560594827827">
            <text:p>0.0879</text:p>
          </table:table-cell>
          <table:table-cell table:style-name="ce11" office:value-type="float" office:value="607">
            <text:p>607</text:p>
          </table:table-cell>
          <table:table-cell table:style-name="ce13" table:formula="of:=4*PI()*SIN(0.5*ATAN(([.D15]-[.D$10])*0.07113/359.3))/1.175" office:value-type="float" office:value="0.0920891663579456">
            <text:p>0.0921</text:p>
          </table:table-cell>
          <table:table-cell table:style-name="ce6" office:value-type="float" office:value="607.5">
            <text:p>607.5</text:p>
          </table:table-cell>
          <table:table-cell table:style-name="ce8" table:formula="of:=4*PI()*SIN(0.5*ATAN(([.F15]-[.F$10])*0.07113/359.3))/1.175" office:value-type="float" office:value="0.0926182957088971">
            <text:p>0.0926</text:p>
          </table:table-cell>
          <table:table-cell table:style-name="ce11" office:value-type="float" office:value="608">
            <text:p>608</text:p>
          </table:table-cell>
          <table:table-cell table:style-name="ce13" table:formula="of:=4*PI()*SIN(0.5*ATAN(([.H15]-[.H$10])*0.07113/359.3))/1.175" office:value-type="float" office:value="0.0931474230191502">
            <text:p>0.0931</text:p>
          </table:table-cell>
          <table:table-cell table:number-columns-repeated="12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6"/>
          <table:table-cell table:style-name="ce8"/>
          <table:table-cell table:style-name="ce11" table:number-columns-repeated="2"/>
          <table:table-cell table:style-name="ce6" office:value-type="float" office:value="652">
            <text:p>652</text:p>
          </table:table-cell>
          <table:table-cell table:style-name="ce8" table:formula="of:=4*PI()*SIN(0.5*ATAN(([.F16]-[.F$10])*0.07113/359.3))/1.175" office:value-type="float" office:value="0.139701267507885">
            <text:p>0.1397</text:p>
          </table:table-cell>
          <table:table-cell table:style-name="ce11" office:value-type="float" office:value="652">
            <text:p>652</text:p>
          </table:table-cell>
          <table:table-cell table:style-name="ce13" table:formula="of:=4*PI()*SIN(0.5*ATAN(([.H16]-[.H$10])*0.07113/359.3))/1.175" office:value-type="float" office:value="0.139701267507885">
            <text:p>0.1397</text:p>
          </table:table-cell>
          <table:table-cell table:number-columns-repeated="12"/>
        </table:table-row>
        <table:table-row table:style-name="ro3">
          <table:table-cell table:style-name="ce3"/>
          <table:table-cell table:style-name="ce5" office:value-type="string">
            <text:p>pz</text:p>
          </table:table-cell>
          <table:table-cell table:style-name="ce5" office:value-type="string">
            <text:p>qz</text:p>
          </table:table-cell>
          <table:table-cell table:style-name="ce10" office:value-type="string">
            <text:p>pz</text:p>
          </table:table-cell>
          <table:table-cell table:style-name="ce10" office:value-type="string">
            <text:p>qz</text:p>
          </table:table-cell>
          <table:table-cell table:style-name="ce5" office:value-type="string">
            <text:p>pz</text:p>
          </table:table-cell>
          <table:table-cell table:style-name="ce5" office:value-type="string">
            <text:p>qz</text:p>
          </table:table-cell>
          <table:table-cell table:style-name="ce10" office:value-type="string">
            <text:p>pz</text:p>
          </table:table-cell>
          <table:table-cell table:style-name="ce10" office:value-type="string">
            <text:p>qz</text:p>
          </table:table-cell>
          <table:table-cell table:number-columns-repeated="12"/>
        </table:table-row>
        <table:table-row table:style-name="ro2">
          <table:table-cell table:style-name="ce2" office:value-type="string">
            <text:p>beam</text:p>
          </table:table-cell>
          <table:table-cell table:style-name="ce6" office:value-type="float" office:value="81">
            <text:p>81</text:p>
          </table:table-cell>
          <table:table-cell table:style-name="ce6"/>
          <table:table-cell table:style-name="ce11" office:value-type="float" office:value="31">
            <text:p>31</text:p>
          </table:table-cell>
          <table:table-cell table:style-name="ce11"/>
          <table:table-cell table:style-name="ce6" office:value-type="float" office:value="31">
            <text:p>31</text:p>
          </table:table-cell>
          <table:table-cell table:style-name="ce6"/>
          <table:table-cell table:style-name="ce11" office:value-type="float" office:value="31">
            <text:p>31</text:p>
          </table:table-cell>
          <table:table-cell table:style-name="ce11"/>
          <table:table-cell table:number-columns-repeated="12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6" office:value-type="float" office:value="370">
            <text:p>370</text:p>
          </table:table-cell>
          <table:table-cell table:style-name="ce8" table:formula="of:=4*PI()*0.9999979/1.175*SQRT(1-(COS(0.5*ATAN(([.B19]-[.B$18])*0.07113/359.3))/0.999998)^2)" office:value-type="float" office:value="0.304815086774551">
            <text:p>0.3048</text:p>
          </table:table-cell>
          <table:table-cell table:style-name="ce11" office:value-type="float" office:value="304">
            <text:p>304</text:p>
          </table:table-cell>
          <table:table-cell table:style-name="ce13" table:formula="of:=4*PI()*0.9999979/1.175*SQRT(1-(COS(0.5*ATAN(([.D19]-[.D$18])*0.07113/359.3))/0.999998)^2)" office:value-type="float" office:value="0.287892110687805">
            <text:p>0.2879</text:p>
          </table:table-cell>
          <table:table-cell table:style-name="ce6" office:value-type="float" office:value="312">
            <text:p>312</text:p>
          </table:table-cell>
          <table:table-cell table:style-name="ce8" table:formula="of:=4*PI()*0.9999979/1.175*SQRT(1-(COS(0.5*ATAN(([.F19]-[.F$18])*0.07113/359.3))/0.999998)^2)" office:value-type="float" office:value="0.296355061243238">
            <text:p>0.2964</text:p>
          </table:table-cell>
          <table:table-cell table:style-name="ce11" office:value-type="float" office:value="317">
            <text:p>317</text:p>
          </table:table-cell>
          <table:table-cell table:style-name="ce13" table:formula="of:=4*PI()*0.9999979/1.175*SQRT(1-(COS(0.5*ATAN(([.H19]-[.H$18])*0.07113/359.3))/0.999998)^2)" office:value-type="float" office:value="0.301642916218067">
            <text:p>0.3016</text:p>
          </table:table-cell>
          <table:table-cell table:number-columns-repeated="12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6" office:value-type="float" office:value="376">
            <text:p>376</text:p>
          </table:table-cell>
          <table:table-cell table:style-name="ce8" table:formula="of:=4*PI()*0.9999979/1.175*SQRT(1-(COS(0.5*ATAN(([.B20]-[.B$18])*0.07113/359.3))/0.999998)^2)" office:value-type="float" office:value="0.311158220046261">
            <text:p>0.3112</text:p>
          </table:table-cell>
          <table:table-cell table:style-name="ce11" office:value-type="float" office:value="306">
            <text:p>306</text:p>
          </table:table-cell>
          <table:table-cell table:style-name="ce13" table:formula="of:=4*PI()*0.9999979/1.175*SQRT(1-(COS(0.5*ATAN(([.D20]-[.D$18])*0.07113/359.3))/0.999998)^2)" office:value-type="float" office:value="0.290008126018293">
            <text:p>0.2900</text:p>
          </table:table-cell>
          <table:table-cell table:style-name="ce6" office:value-type="float" office:value="317">
            <text:p>317</text:p>
          </table:table-cell>
          <table:table-cell table:style-name="ce8" table:formula="of:=4*PI()*0.9999979/1.175*SQRT(1-(COS(0.5*ATAN(([.F20]-[.F$18])*0.07113/359.3))/0.999998)^2)" office:value-type="float" office:value="0.301642916218067">
            <text:p>0.3016</text:p>
          </table:table-cell>
          <table:table-cell table:style-name="ce11" office:value-type="float" office:value="323">
            <text:p>323</text:p>
          </table:table-cell>
          <table:table-cell table:style-name="ce13" table:formula="of:=4*PI()*0.9999979/1.175*SQRT(1-(COS(0.5*ATAN(([.H20]-[.H$18])*0.07113/359.3))/0.999998)^2)" office:value-type="float" office:value="0.307986853880753">
            <text:p>0.3080</text:p>
          </table:table-cell>
          <table:table-cell table:number-columns-repeated="12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6" office:value-type="float" office:value="383">
            <text:p>383</text:p>
          </table:table-cell>
          <table:table-cell table:style-name="ce8" table:formula="of:=4*PI()*0.9999979/1.175*SQRT(1-(COS(0.5*ATAN(([.B21]-[.B$18])*0.07113/359.3))/0.999998)^2)" office:value-type="float" office:value="0.31855652783543">
            <text:p>0.3186</text:p>
          </table:table-cell>
          <table:table-cell table:style-name="ce11" office:value-type="float" office:value="309">
            <text:p>309</text:p>
          </table:table-cell>
          <table:table-cell table:style-name="ce13" table:formula="of:=4*PI()*0.9999979/1.175*SQRT(1-(COS(0.5*ATAN(([.D21]-[.D$18])*0.07113/359.3))/0.999998)^2)" office:value-type="float" office:value="0.293181800905717">
            <text:p>0.2932</text:p>
          </table:table-cell>
          <table:table-cell table:style-name="ce6" office:value-type="float" office:value="322">
            <text:p>322</text:p>
          </table:table-cell>
          <table:table-cell table:style-name="ce8" table:formula="of:=4*PI()*0.9999979/1.175*SQRT(1-(COS(0.5*ATAN(([.F21]-[.F$18])*0.07113/359.3))/0.999998)^2)" office:value-type="float" office:value="0.306929642847354">
            <text:p>0.3069</text:p>
          </table:table-cell>
          <table:table-cell table:style-name="ce11" office:value-type="float" office:value="329">
            <text:p>329</text:p>
          </table:table-cell>
          <table:table-cell table:style-name="ce13" table:formula="of:=4*PI()*0.9999979/1.175*SQRT(1-(COS(0.5*ATAN(([.H21]-[.H$18])*0.07113/359.3))/0.999998)^2)" office:value-type="float" office:value="0.314329187580383">
            <text:p>0.3143</text:p>
          </table:table-cell>
          <table:table-cell table:number-columns-repeated="12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6" office:value-type="float" office:value="389">
            <text:p>389</text:p>
          </table:table-cell>
          <table:table-cell table:style-name="ce8" table:formula="of:=4*PI()*0.9999979/1.175*SQRT(1-(COS(0.5*ATAN(([.B22]-[.B$18])*0.07113/359.3))/0.999998)^2)" office:value-type="float" office:value="0.324896226225548">
            <text:p>0.3249</text:p>
          </table:table-cell>
          <table:table-cell table:style-name="ce11" table:number-columns-repeated="2"/>
          <table:table-cell table:style-name="ce6"/>
          <table:table-cell table:style-name="ce8"/>
          <table:table-cell table:style-name="ce11"/>
          <table:table-cell table:style-name="ce13"/>
          <table:table-cell table:number-columns-repeated="12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6" office:value-type="float" office:value="396">
            <text:p>396</text:p>
          </table:table-cell>
          <table:table-cell table:style-name="ce8" table:formula="of:=4*PI()*0.9999979/1.175*SQRT(1-(COS(0.5*ATAN(([.B23]-[.B$18])*0.07113/359.3))/0.999998)^2)" office:value-type="float" office:value="0.332290566362398">
            <text:p>0.3323</text:p>
          </table:table-cell>
          <table:table-cell table:style-name="ce11" table:number-columns-repeated="2"/>
          <table:table-cell table:style-name="ce6" office:value-type="float" office:value="333">
            <text:p>333</text:p>
          </table:table-cell>
          <table:table-cell table:style-name="ce8" table:formula="of:=4*PI()*0.9999979/1.175*SQRT(1-(COS(0.5*ATAN(([.F23]-[.F$18])*0.07113/359.3))/0.999998)^2)" office:value-type="float" office:value="0.31855652783543">
            <text:p>0.3186</text:p>
          </table:table-cell>
          <table:table-cell table:style-name="ce11" office:value-type="float" office:value="341">
            <text:p>341</text:p>
          </table:table-cell>
          <table:table-cell table:style-name="ce13" table:formula="of:=4*PI()*0.9999979/1.175*SQRT(1-(COS(0.5*ATAN(([.H23]-[.H$18])*0.07113/359.3))/0.999998)^2)" office:value-type="float" office:value="0.327009111121913">
            <text:p>0.3270</text:p>
          </table:table-cell>
          <table:table-cell table:number-columns-repeated="12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6" table:number-columns-repeated="2"/>
          <table:table-cell table:style-name="ce11" table:number-columns-repeated="2"/>
          <table:table-cell table:style-name="ce6" office:value-type="float" office:value="338">
            <text:p>338</text:p>
          </table:table-cell>
          <table:table-cell table:style-name="ce8" table:formula="of:=4*PI()*0.9999979/1.175*SQRT(1-(COS(0.5*ATAN(([.F24]-[.F$18])*0.07113/359.3))/0.999998)^2)" office:value-type="float" office:value="0.323839718688336">
            <text:p>0.3238</text:p>
          </table:table-cell>
          <table:table-cell table:style-name="ce11" office:value-type="float" office:value="347">
            <text:p>347</text:p>
          </table:table-cell>
          <table:table-cell table:style-name="ce13" table:formula="of:=4*PI()*0.9999979/1.175*SQRT(1-(COS(0.5*ATAN(([.H24]-[.H$18])*0.07113/359.3))/0.999998)^2)" office:value-type="float" office:value="0.333346728013323">
            <text:p>0.3333</text:p>
          </table:table-cell>
          <table:table-cell table:number-columns-repeated="12"/>
        </table:table-row>
        <table:table-row table:style-name="ro2" table:number-rows-repeated="5">
          <table:table-cell table:number-columns-repeated="21"/>
        </table:table-row>
        <table:table-row table:style-name="ro2">
          <table:table-cell table:number-columns-repeated="3"/>
          <table:table-cell table:formula="of:=DEGREES(3.14)" office:value-type="float" office:value="179.908747671079">
            <text:p>179.9087476711</text:p>
          </table:table-cell>
          <table:table-cell table:number-columns-repeated="17"/>
        </table:table-row>
        <table:table-row table:style-name="ro2" table:number-rows-repeated="1048545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okusei </meta:initial-creator>
    <meta:creation-date>2014-08-09T15:04:46</meta:creation-date>
    <dc:date>2014-08-09T21:37:15</dc:date>
    <dc:creator>unkokusei </dc:creator>
    <meta:editing-duration>PT3H32M56S</meta:editing-duration>
    <meta:editing-cycles>22</meta:editing-cycles>
    <meta:generator>LibreOffice/3.5$Linux_x86 LibreOffice_project/350m1$Build-2</meta:generator>
    <meta:document-statistic meta:table-count="3" meta:cell-count="178" meta:object-count="0"/>
  </office:meta>
</office:document-meta>
</file>